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1"/>
    <style:style style:name="ce3" style:family="table-cell" style:parent-style-name="Default" style:data-style-name="N123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7902in" svg:height="1.5791in" svg:x="6.2661in" svg:y="0.0417in">
            <draw:object draw:notify-on-update-of-ranges="Sheet1.A1:Sheet1.A1 Sheet1.B1:Sheet1.G1 Sheet1.A2:Sheet1.A2 Sheet1.B2:Sheet1.G2 Sheet1.A3:Sheet1.A3 Sheet1.B3:Sheet1.G3 Sheet1.A4:Sheet1.A4 Sheet1.B4:Sheet1.G4 Sheet1.A5:Sheet1.A5 Sheet1.B5:Sheet1.G5 Sheet1.A6:Sheet1.A6 Sheet1.B6:Sheet1.G6 Sheet1.A7:Sheet1.A7 Sheet1.B7:Sheet1.G7 Sheet1.A8:Sheet1.A8 Sheet1.B8:Sheet1.G8 Sheet1.A9:Sheet1.A9 Sheet1.B9:Sheet1.G9 Sheet1.A10:Sheet1.A10 Sheet1.B10:Sheet1.G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7354in" svg:height="1.5685in" svg:x="6.2661in" svg:y="1.8929in">
            <draw:object draw:notify-on-update-of-ranges="Sheet1.A12:Sheet1.A12 Sheet1.B12:Sheet1.G12 Sheet1.A13:Sheet1.A13 Sheet1.B13:Sheet1.G13 Sheet1.A14:Sheet1.A14 Sheet1.B14:Sheet1.G14 Sheet1.A15:Sheet1.A15 Sheet1.B15:Sheet1.G15 Sheet1.A16:Sheet1.A16 Sheet1.B16:Sheet1.G16 Sheet1.A17:Sheet1.A17 Sheet1.B17:Sheet1.G17 Sheet1.A18:Sheet1.A18 Sheet1.B18:Sheet1.G18 Sheet1.A19:Sheet1.A19 Sheet1.B19:Sheet1.G19 Sheet1.A20:Sheet1.A20 Sheet1.B20:Sheet1.G20 Sheet1.A21:Sheet1.A21 Sheet1.B21:Sheet1.G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8.6803in" svg:height="5.3646in" svg:x="6.3102in" svg:y="0in">
            <draw:object draw:notify-on-update-of-ranges="Sheet1.A23:Sheet1.A23 Sheet1.B23:Sheet1.G23 Sheet1.A24:Sheet1.A24 Sheet1.B24:Sheet1.G24 Sheet1.A25:Sheet1.A25 Sheet1.B25:Sheet1.G25 Sheet1.A26:Sheet1.A26 Sheet1.B26:Sheet1.G26 Sheet1.A27:Sheet1.A27 Sheet1.B27:Sheet1.G27 Sheet1.A28:Sheet1.A28 Sheet1.B28:Sheet1.G28 Sheet1.A29:Sheet1.A29 Sheet1.B29:Sheet1.G29 Sheet1.A30:Sheet1.A30 Sheet1.B30:Sheet1.G30 Sheet1.A31:Sheet1.A31 Sheet1.B31:Sheet1.G31 Sheet1.A32:Sheet1.A32 Sheet1.B32:Sheet1.G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8.8118in" svg:height="5.4173in" svg:x="6.4087in" svg:y="8.8469in">
            <draw:object draw:notify-on-update-of-ranges="Sheet1.A58:Sheet1.A58 Sheet1.B58:Sheet1.G58 Sheet1.A59:Sheet1.A59 Sheet1.B59:Sheet1.G59 Sheet1.A60:Sheet1.A60 Sheet1.B60:Sheet1.G60 Sheet1.A61:Sheet1.A61 Sheet1.B61:Sheet1.G61 Sheet1.A62:Sheet1.A62 Sheet1.B62:Sheet1.G62 Sheet1.A63:Sheet1.A63 Sheet1.B63:Sheet1.G63 Sheet1.A64:Sheet1.A64 Sheet1.B64:Sheet1.G6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8.5378in" svg:height="3.5657in" svg:x="6.3209in" svg:y="5.4067in">
            <draw:object draw:notify-on-update-of-ranges="Sheet1.A36:Sheet1.A36 Sheet1.B36:Sheet1.G36 Sheet1.A37:Sheet1.A37 Sheet1.B37:Sheet1.G37 Sheet1.A38:Sheet1.A38 Sheet1.B38:Sheet1.G38 Sheet1.A39:Sheet1.A39 Sheet1.B39:Sheet1.G39 Sheet1.A40:Sheet1.A40 Sheet1.B40:Sheet1.G40 Sheet1.A41:Sheet1.A41 Sheet1.B41:Sheet1.G41 Sheet1.A42:Sheet1.A42 Sheet1.B42:Sheet1.G4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 office:value-type="string">
            <text:p>user</text:p>
          </table:table-cell>
          <table:table-cell table:style-name="Default" office:value-type="float" office:value="1000">
            <text:p>100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float" office:value="4000">
            <text:p>4000</text:p>
          </table:table-cell>
          <table:table-cell table:style-name="Default" office:value-type="float" office:value="10000">
            <text:p>10000</text:p>
          </table:table-cell>
          <table:table-cell table:style-name="Default" office:value-type="float" office:value="20000">
            <text:p>20000</text:p>
          </table:table-cell>
          <table:table-cell table:style-name="Default" office:value-type="float" office:value="100000">
            <text:p>10000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84">
            <text:p>0.84</text:p>
          </table:table-cell>
          <table:table-cell office:value-type="float" office:value="1.67">
            <text:p>1.67</text:p>
          </table:table-cell>
          <table:table-cell office:value-type="float" office:value="3.37">
            <text:p>3.37</text:p>
          </table:table-cell>
          <table:table-cell office:value-type="float" office:value="9.42">
            <text:p>9.42</text:p>
          </table:table-cell>
          <table:table-cell office:value-type="float" office:value="20.98">
            <text:p>20.98</text:p>
          </table:table-cell>
          <table:table-cell office:value-type="float" office:value="121.38">
            <text:p>121.38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85">
            <text:p>0.85</text:p>
          </table:table-cell>
          <table:table-cell office:value-type="float" office:value="1.75">
            <text:p>1.75</text:p>
          </table:table-cell>
          <table:table-cell office:value-type="float" office:value="3.55">
            <text:p>3.55</text:p>
          </table:table-cell>
          <table:table-cell office:value-type="float" office:value="9.47">
            <text:p>9.47</text:p>
          </table:table-cell>
          <table:table-cell office:value-type="float" office:value="21.73">
            <text:p>21.73</text:p>
          </table:table-cell>
          <table:table-cell office:value-type="float" office:value="120.23">
            <text:p>120.23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82">
            <text:p>0.82</text:p>
          </table:table-cell>
          <table:table-cell office:value-type="float" office:value="1.73">
            <text:p>1.73</text:p>
          </table:table-cell>
          <table:table-cell office:value-type="float" office:value="3.4">
            <text:p>3.40</text:p>
          </table:table-cell>
          <table:table-cell office:value-type="float" office:value="9.41">
            <text:p>9.41</text:p>
          </table:table-cell>
          <table:table-cell office:value-type="float" office:value="21.08">
            <text:p>21.08</text:p>
          </table:table-cell>
          <table:table-cell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.89">
            <text:p>0.89</text:p>
          </table:table-cell>
          <table:table-cell office:value-type="float" office:value="1.72">
            <text:p>1.72</text:p>
          </table:table-cell>
          <table:table-cell office:value-type="float" office:value="3.5">
            <text:p>3.50</text:p>
          </table:table-cell>
          <table:table-cell office:value-type="float" office:value="9.63">
            <text:p>9.63</text:p>
          </table:table-cell>
          <table:table-cell office:value-type="float" office:value="20.67">
            <text:p>20.67</text:p>
          </table:table-cell>
          <table:table-cell office:value-type="float" office:value="118.1">
            <text:p>118.10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0.81">
            <text:p>0.81</text:p>
          </table:table-cell>
          <table:table-cell office:value-type="float" office:value="1.77">
            <text:p>1.77</text:p>
          </table:table-cell>
          <table:table-cell office:value-type="float" office:value="3.51">
            <text:p>3.51</text:p>
          </table:table-cell>
          <table:table-cell office:value-type="float" office:value="9.9">
            <text:p>9.90</text:p>
          </table:table-cell>
          <table:table-cell office:value-type="float" office:value="22.26">
            <text:p>22.26</text:p>
          </table:table-cell>
          <table:table-cell office:value-type="float" office:value="118.81">
            <text:p>118.81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.02">
            <text:p>1.02</text:p>
          </table:table-cell>
          <table:table-cell office:value-type="float" office:value="2.08">
            <text:p>2.08</text:p>
          </table:table-cell>
          <table:table-cell office:value-type="float" office:value="4.22">
            <text:p>4.22</text:p>
          </table:table-cell>
          <table:table-cell office:value-type="float" office:value="10.87">
            <text:p>10.87</text:p>
          </table:table-cell>
          <table:table-cell office:value-type="float" office:value="23.65">
            <text:p>23.65</text:p>
          </table:table-cell>
          <table:table-cell office:value-type="float" office:value="132.76">
            <text:p>132.76</text:p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table:number-columns-repeated="6"/>
        </table:table-row>
        <table:table-row table:style-name="ro1">
          <table:table-cell office:value-type="float" office:value="4000000">
            <text:p>4000000</text:p>
          </table:table-cell>
          <table:table-cell table:number-columns-repeated="6"/>
        </table:table-row>
        <table:table-row table:style-name="ro1">
          <table:table-cell office:value-type="float" office:value="8000000">
            <text:p>8000000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6"/>
        </table:table-row>
        <table:table-row table:style-name="ro1">
          <table:table-cell office:value-type="string">
            <text:p>system</text:p>
          </table:table-cell>
          <table:table-cell table:style-name="Default" office:value-type="float" office:value="1000">
            <text:p>100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float" office:value="4000">
            <text:p>4000</text:p>
          </table:table-cell>
          <table:table-cell table:style-name="Default" office:value-type="float" office:value="10000">
            <text:p>10000</text:p>
          </table:table-cell>
          <table:table-cell table:style-name="Default" office:value-type="float" office:value="20000">
            <text:p>20000</text:p>
          </table:table-cell>
          <table:table-cell table:style-name="Default" office:value-type="float" office:value="100000">
            <text:p>10000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.54">
            <text:p>6.54</text:p>
          </table:table-cell>
          <table:table-cell office:value-type="float" office:value="13.25">
            <text:p>13.25</text:p>
          </table:table-cell>
          <table:table-cell office:value-type="float" office:value="26.96">
            <text:p>26.96</text:p>
          </table:table-cell>
          <table:table-cell office:value-type="float" office:value="71.4">
            <text:p>71.40</text:p>
          </table:table-cell>
          <table:table-cell office:value-type="float" office:value="157.49">
            <text:p>157.49</text:p>
          </table:table-cell>
          <table:table-cell office:value-type="float" office:value="1254.04">
            <text:p>1254.0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.53">
            <text:p>6.53</text:p>
          </table:table-cell>
          <table:table-cell office:value-type="float" office:value="13.17">
            <text:p>13.17</text:p>
          </table:table-cell>
          <table:table-cell office:value-type="float" office:value="26.78">
            <text:p>26.78</text:p>
          </table:table-cell>
          <table:table-cell office:value-type="float" office:value="70.86">
            <text:p>70.86</text:p>
          </table:table-cell>
          <table:table-cell office:value-type="float" office:value="156.84">
            <text:p>156.84</text:p>
          </table:table-cell>
          <table:table-cell office:value-type="float" office:value="1213.24">
            <text:p>1213.24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table:number-columns-repeated="6"/>
        </table:table-row>
        <table:table-row table:style-name="ro1">
          <table:table-cell office:value-type="float" office:value="8000">
            <text:p>8000</text:p>
          </table:table-cell>
          <table:table-cell table:number-columns-repeated="6"/>
        </table:table-row>
        <table:table-row table:style-name="ro1">
          <table:table-cell office:value-type="float" office:value="40000">
            <text:p>40000</text:p>
          </table:table-cell>
          <table:table-cell table:number-columns-repeated="6"/>
        </table:table-row>
        <table:table-row table:style-name="ro1">
          <table:table-cell office:value-type="float" office:value="1000000">
            <text:p>1000000</text:p>
          </table:table-cell>
          <table:table-cell table:number-columns-repeated="6"/>
        </table:table-row>
        <table:table-row table:style-name="ro1">
          <table:table-cell office:value-type="float" office:value="2000000">
            <text:p>2000000</text:p>
          </table:table-cell>
          <table:table-cell table:number-columns-repeated="6"/>
        </table:table-row>
        <table:table-row table:style-name="ro1">
          <table:table-cell office:value-type="float" office:value="4000000">
            <text:p>4000000</text:p>
          </table:table-cell>
          <table:table-cell table:number-columns-repeated="6"/>
        </table:table-row>
        <table:table-row table:style-name="ro1">
          <table:table-cell office:value-type="float" office:value="8000000">
            <text:p>8000000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6"/>
        </table:table-row>
        <table:table-row table:style-name="ro1">
          <table:table-cell office:value-type="string">
            <text:p>total</text:p>
          </table:table-cell>
          <table:table-cell table:style-name="Default" office:value-type="float" office:value="1000">
            <text:p>100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float" office:value="4000">
            <text:p>4000</text:p>
          </table:table-cell>
          <table:table-cell table:style-name="Default" office:value-type="float" office:value="10000">
            <text:p>10000</text:p>
          </table:table-cell>
          <table:table-cell table:style-name="Default" office:value-type="float" office:value="20000">
            <text:p>20000</text:p>
          </table:table-cell>
          <table:table-cell table:style-name="Default" office:value-type="float" office:value="100000">
            <text:p>10000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style-name="ce2" office:value-type="time" office:time-value="PT00H00M46.12S">
            <text:p>00:00:46.12</text:p>
          </table:table-cell>
          <table:table-cell table:style-name="ce2" office:value-type="time" office:time-value="PT00H01M37.65S">
            <text:p>00:01:37.65</text:p>
          </table:table-cell>
          <table:table-cell table:style-name="ce2" office:value-type="time" office:time-value="PT00H04M02.7S">
            <text:p>00:04:02.70</text:p>
          </table:table-cell>
          <table:table-cell table:style-name="ce2" office:value-type="time" office:time-value="PT00H11M11.51S">
            <text:p>00:11:11.51</text:p>
          </table:table-cell>
          <table:table-cell table:style-name="ce2" office:value-type="time" office:time-value="PT00H29M46.28S">
            <text:p>00:29:46.28</text:p>
          </table:table-cell>
          <table:table-cell table:style-name="ce2" office:value-type="time" office:time-value="PT03H13M10S">
            <text:p>03:13:10.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style-name="ce2" office:value-type="time" office:time-value="PT00H00M49.58S">
            <text:p>00:00:49.58</text:p>
          </table:table-cell>
          <table:table-cell table:style-name="ce2" office:value-type="time" office:time-value="PT00H01M40.85S">
            <text:p>00:01:40.85</text:p>
          </table:table-cell>
          <table:table-cell table:style-name="ce2" office:value-type="time" office:time-value="PT00H03M57.29S">
            <text:p>00:03:57.29</text:p>
          </table:table-cell>
          <table:table-cell table:style-name="ce2" office:value-type="time" office:time-value="PT00H10M50.78S">
            <text:p>00:10:50.78</text:p>
          </table:table-cell>
          <table:table-cell table:style-name="ce2" office:value-type="time" office:time-value="PT00H36M04.01S">
            <text:p>00:36:04.01</text:p>
          </table:table-cell>
          <table:table-cell table:style-name="ce2" office:value-type="time" office:time-value="PT03H25M35S">
            <text:p>03:25:35.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table:style-name="ce2" office:value-type="time" office:time-value="PT00H00M46.57S">
            <text:p>00:00:46.57</text:p>
          </table:table-cell>
          <table:table-cell table:style-name="ce2" office:value-type="time" office:time-value="PT00H02M12.2S">
            <text:p>00:02:12.20</text:p>
          </table:table-cell>
          <table:table-cell table:style-name="ce2" office:value-type="time" office:time-value="PT00H04M04.19S">
            <text:p>00:04:04.19</text:p>
          </table:table-cell>
          <table:table-cell table:style-name="ce2" office:value-type="time" office:time-value="PT00H11M24.93S">
            <text:p>00:11:24.93</text:p>
          </table:table-cell>
          <table:table-cell table:style-name="ce2" office:value-type="time" office:time-value="PT00H35M35.04S">
            <text:p>00:35:35.04</text:p>
          </table:table-cell>
          <table:table-cell table:style-name="ce2"/>
        </table:table-row>
        <table:table-row table:style-name="ro1">
          <table:table-cell office:value-type="float" office:value="8000">
            <text:p>8000</text:p>
          </table:table-cell>
          <table:table-cell table:style-name="ce2" office:value-type="time" office:time-value="PT00H00M50.34S">
            <text:p>00:00:50.34</text:p>
          </table:table-cell>
          <table:table-cell table:style-name="ce2" office:value-type="time" office:time-value="PT00H01M36.87S">
            <text:p>00:01:36.87</text:p>
          </table:table-cell>
          <table:table-cell table:style-name="ce2" office:value-type="time" office:time-value="PT00H04M28.44S">
            <text:p>00:04:28.44</text:p>
          </table:table-cell>
          <table:table-cell table:style-name="ce2" office:value-type="time" office:time-value="PT00H10M41.97S">
            <text:p>00:10:41.97</text:p>
          </table:table-cell>
          <table:table-cell table:style-name="ce2" office:value-type="time" office:time-value="PT00H31M58.98S">
            <text:p>00:31:58.98</text:p>
          </table:table-cell>
          <table:table-cell table:style-name="ce2" office:value-type="time" office:time-value="PT03H36M45.8S">
            <text:p>03:36:45.80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table:style-name="ce2" office:value-type="time" office:time-value="PT00H01M06.89S">
            <text:p>00:01:06.89</text:p>
          </table:table-cell>
          <table:table-cell table:style-name="ce2" office:value-type="time" office:time-value="PT00H02M50.62S">
            <text:p>00:02:50.62</text:p>
          </table:table-cell>
          <table:table-cell table:style-name="ce2" office:value-type="time" office:time-value="PT00H04M39.4S">
            <text:p>00:04:39.40</text:p>
          </table:table-cell>
          <table:table-cell table:style-name="ce2" office:value-type="time" office:time-value="PT00H12M50.41S">
            <text:p>00:12:50.41</text:p>
          </table:table-cell>
          <table:table-cell table:style-name="ce2" office:value-type="time" office:time-value="PT00H45M26.64S">
            <text:p>00:45:26.64</text:p>
          </table:table-cell>
          <table:table-cell table:style-name="ce2" office:value-type="time" office:time-value="PT03H22M49.85S">
            <text:p>03:22:49.85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table:style-name="ce2" office:value-type="time" office:time-value="PT00H01M02.25S">
            <text:p>00:01:02.25</text:p>
          </table:table-cell>
          <table:table-cell table:style-name="ce2" office:value-type="time" office:time-value="PT00H02M08S">
            <text:p>00:02:08.00</text:p>
          </table:table-cell>
          <table:table-cell table:style-name="ce2" office:value-type="time" office:time-value="PT00H05M12.31S">
            <text:p>00:05:12.31</text:p>
          </table:table-cell>
          <table:table-cell table:style-name="ce2" office:value-type="time" office:time-value="PT00H13M12.28S">
            <text:p>00:13:12.28</text:p>
          </table:table-cell>
          <table:table-cell table:style-name="ce2" office:value-type="time" office:time-value="PT00H36M05.94S">
            <text:p>00:36:05.94</text:p>
          </table:table-cell>
          <table:table-cell table:style-name="ce2" office:value-type="time" office:time-value="PT03H33M24.19S">
            <text:p>03:33:24.19</text:p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table:style-name="ce2" table:number-columns-repeated="6"/>
        </table:table-row>
        <table:table-row table:style-name="ro1">
          <table:table-cell office:value-type="float" office:value="4000000">
            <text:p>4000000</text:p>
          </table:table-cell>
          <table:table-cell table:style-name="ce2" table:number-columns-repeated="6"/>
        </table:table-row>
        <table:table-row table:style-name="ro1">
          <table:table-cell office:value-type="float" office:value="8000000">
            <text:p>8000000</text:p>
          </table:table-cell>
          <table:table-cell table:style-name="ce2" table:number-columns-repeated="6"/>
        </table:table-row>
        <table:table-row table:style-name="ro2" table:number-rows-repeated="2">
          <table:table-cell/>
          <table:table-cell table:style-name="Default" table:number-columns-repeated="6"/>
        </table:table-row>
        <table:table-row table:style-name="ro1">
          <table:table-cell office:value-type="string">
            <text:p>Rates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user</text:p>
          </table:table-cell>
          <table:table-cell table:style-name="Default" office:value-type="float" office:value="1000">
            <text:p>100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float" office:value="4000">
            <text:p>4000</text:p>
          </table:table-cell>
          <table:table-cell table:style-name="Default" office:value-type="float" office:value="10000">
            <text:p>10000</text:p>
          </table:table-cell>
          <table:table-cell table:style-name="Default" office:value-type="float" office:value="20000">
            <text:p>20000</text:p>
          </table:table-cell>
          <table:table-cell table:style-name="Default" office:value-type="float" office:value="100000">
            <text:p>10000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style-name="ce3" table:formula="of:=[.B2]/[.B$1]" office:value-type="float" office:value="0.00084">
            <text:p>0.000840</text:p>
          </table:table-cell>
          <table:table-cell table:style-name="ce3" table:formula="of:=[.C2]/[.C$1]" office:value-type="float" office:value="0.000835">
            <text:p>0.000835</text:p>
          </table:table-cell>
          <table:table-cell table:style-name="ce3" table:formula="of:=[.D2]/[.D$1]" office:value-type="float" office:value="0.0008425">
            <text:p>0.000843</text:p>
          </table:table-cell>
          <table:table-cell table:style-name="ce3" table:formula="of:=[.E2]/[.E$1]" office:value-type="float" office:value="0.000942">
            <text:p>0.000942</text:p>
          </table:table-cell>
          <table:table-cell table:style-name="ce3" table:formula="of:=[.F2]/[.F$1]" office:value-type="float" office:value="0.001049">
            <text:p>0.001049</text:p>
          </table:table-cell>
          <table:table-cell table:style-name="ce3" table:formula="of:=[.G2]/[.G$1]" office:value-type="float" office:value="0.0012138">
            <text:p>0.00121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style-name="ce3" table:formula="of:=[.B3]/[.B$1]" office:value-type="float" office:value="0.00085">
            <text:p>0.000850</text:p>
          </table:table-cell>
          <table:table-cell table:style-name="ce3" table:formula="of:=[.C3]/[.C$1]" office:value-type="float" office:value="0.000875">
            <text:p>0.000875</text:p>
          </table:table-cell>
          <table:table-cell table:style-name="ce3" table:formula="of:=[.D3]/[.D$1]" office:value-type="float" office:value="0.0008875">
            <text:p>0.000888</text:p>
          </table:table-cell>
          <table:table-cell table:style-name="ce3" table:formula="of:=[.E3]/[.E$1]" office:value-type="float" office:value="0.000947">
            <text:p>0.000947</text:p>
          </table:table-cell>
          <table:table-cell table:style-name="ce3" table:formula="of:=[.F3]/[.F$1]" office:value-type="float" office:value="0.0010865">
            <text:p>0.001087</text:p>
          </table:table-cell>
          <table:table-cell table:style-name="ce3" table:formula="of:=[.G3]/[.G$1]" office:value-type="float" office:value="0.0012023">
            <text:p>0.001202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table:style-name="ce3" table:formula="of:=[.B4]/[.B$1]" office:value-type="float" office:value="0.00082">
            <text:p>0.000820</text:p>
          </table:table-cell>
          <table:table-cell table:style-name="ce3" table:formula="of:=[.C4]/[.C$1]" office:value-type="float" office:value="0.000865">
            <text:p>0.000865</text:p>
          </table:table-cell>
          <table:table-cell table:style-name="ce3" table:formula="of:=[.D4]/[.D$1]" office:value-type="float" office:value="0.00085">
            <text:p>0.000850</text:p>
          </table:table-cell>
          <table:table-cell table:style-name="ce3" table:formula="of:=[.E4]/[.E$1]" office:value-type="float" office:value="0.000941">
            <text:p>0.000941</text:p>
          </table:table-cell>
          <table:table-cell table:style-name="ce3" table:formula="of:=[.F4]/[.F$1]" office:value-type="float" office:value="0.001054">
            <text:p>0.001054</text:p>
          </table:table-cell>
          <table:table-cell table:style-name="ce3"/>
        </table:table-row>
        <table:table-row table:style-name="ro1">
          <table:table-cell office:value-type="float" office:value="8000">
            <text:p>8000</text:p>
          </table:table-cell>
          <table:table-cell table:style-name="ce3" table:formula="of:=[.B5]/[.B$1]" office:value-type="float" office:value="0.00089">
            <text:p>0.000890</text:p>
          </table:table-cell>
          <table:table-cell table:style-name="ce3" table:formula="of:=[.C5]/[.C$1]" office:value-type="float" office:value="0.00086">
            <text:p>0.000860</text:p>
          </table:table-cell>
          <table:table-cell table:style-name="ce3" table:formula="of:=[.D5]/[.D$1]" office:value-type="float" office:value="0.000875">
            <text:p>0.000875</text:p>
          </table:table-cell>
          <table:table-cell table:style-name="ce3" table:formula="of:=[.E5]/[.E$1]" office:value-type="float" office:value="0.000963">
            <text:p>0.000963</text:p>
          </table:table-cell>
          <table:table-cell table:style-name="ce3" table:formula="of:=[.F5]/[.F$1]" office:value-type="float" office:value="0.0010335">
            <text:p>0.001034</text:p>
          </table:table-cell>
          <table:table-cell table:style-name="ce3" table:formula="of:=[.G5]/[.G$1]" office:value-type="float" office:value="0.001181">
            <text:p>0.001181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table:style-name="ce3" table:formula="of:=[.B6]/[.B$1]" office:value-type="float" office:value="0.00081">
            <text:p>0.000810</text:p>
          </table:table-cell>
          <table:table-cell table:style-name="ce3" table:formula="of:=[.C6]/[.C$1]" office:value-type="float" office:value="0.000885">
            <text:p>0.000885</text:p>
          </table:table-cell>
          <table:table-cell table:style-name="ce3" table:formula="of:=[.D6]/[.D$1]" office:value-type="float" office:value="0.0008775">
            <text:p>0.000878</text:p>
          </table:table-cell>
          <table:table-cell table:style-name="ce3" table:formula="of:=[.E6]/[.E$1]" office:value-type="float" office:value="0.00099">
            <text:p>0.000990</text:p>
          </table:table-cell>
          <table:table-cell table:style-name="ce3" table:formula="of:=[.F6]/[.F$1]" office:value-type="float" office:value="0.001113">
            <text:p>0.001113</text:p>
          </table:table-cell>
          <table:table-cell table:style-name="ce3" table:formula="of:=[.G6]/[.G$1]" office:value-type="float" office:value="0.0011881">
            <text:p>0.001188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table:style-name="ce3" table:formula="of:=[.B7]/[.B$1]" office:value-type="float" office:value="0.00102">
            <text:p>0.001020</text:p>
          </table:table-cell>
          <table:table-cell table:style-name="ce3" table:formula="of:=[.C7]/[.C$1]" office:value-type="float" office:value="0.00104">
            <text:p>0.001040</text:p>
          </table:table-cell>
          <table:table-cell table:style-name="ce3" table:formula="of:=[.D7]/[.D$1]" office:value-type="float" office:value="0.001055">
            <text:p>0.001055</text:p>
          </table:table-cell>
          <table:table-cell table:style-name="ce3" table:formula="of:=[.E7]/[.E$1]" office:value-type="float" office:value="0.001087">
            <text:p>0.001087</text:p>
          </table:table-cell>
          <table:table-cell table:style-name="ce3" table:formula="of:=[.F7]/[.F$1]" office:value-type="float" office:value="0.0011825">
            <text:p>0.001183</text:p>
          </table:table-cell>
          <table:table-cell table:style-name="ce3" table:formula="of:=[.G7]/[.G$1]" office:value-type="float" office:value="0.0013276">
            <text:p>0.001328</text:p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table:number-columns-repeated="6"/>
        </table:table-row>
        <table:table-row table:style-name="ro1">
          <table:table-cell office:value-type="float" office:value="4000000">
            <text:p>4000000</text:p>
          </table:table-cell>
          <table:table-cell table:number-columns-repeated="6"/>
        </table:table-row>
        <table:table-row table:style-name="ro1">
          <table:table-cell office:value-type="float" office:value="8000000">
            <text:p>800000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office:value-type="string">
            <text:p>system</text:p>
          </table:table-cell>
          <table:table-cell table:style-name="Default" office:value-type="float" office:value="1000">
            <text:p>100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float" office:value="4000">
            <text:p>4000</text:p>
          </table:table-cell>
          <table:table-cell table:style-name="Default" office:value-type="float" office:value="10000">
            <text:p>10000</text:p>
          </table:table-cell>
          <table:table-cell table:style-name="Default" office:value-type="float" office:value="20000">
            <text:p>20000</text:p>
          </table:table-cell>
          <table:table-cell table:style-name="Default" office:value-type="float" office:value="100000">
            <text:p>10000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[.B12]/[.B13]" office:value-type="float" office:value="152.905198776758">
            <text:p>152.91</text:p>
          </table:table-cell>
          <table:table-cell table:formula="of:=[.C12]/[.C13]" office:value-type="float" office:value="150.943396226415">
            <text:p>150.94</text:p>
          </table:table-cell>
          <table:table-cell table:formula="of:=[.D12]/[.D13]" office:value-type="float" office:value="148.367952522255">
            <text:p>148.37</text:p>
          </table:table-cell>
          <table:table-cell table:formula="of:=[.E12]/[.E13]" office:value-type="float" office:value="140.056022408964">
            <text:p>140.06</text:p>
          </table:table-cell>
          <table:table-cell table:formula="of:=[.F12]/[.F13]" office:value-type="float" office:value="126.992189980316">
            <text:p>126.99</text:p>
          </table:table-cell>
          <table:table-cell table:formula="of:=[.G12]/[.G13]" office:value-type="float" office:value="79.7422729737488">
            <text:p>79.7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formula="of:=[.B12]/[.B14]" office:value-type="float" office:value="153.139356814701">
            <text:p>153.14</text:p>
          </table:table-cell>
          <table:table-cell table:formula="of:=[.C12]/[.C14]" office:value-type="float" office:value="151.860288534548">
            <text:p>151.86</text:p>
          </table:table-cell>
          <table:table-cell table:formula="of:=[.D12]/[.D14]" office:value-type="float" office:value="149.365197908887">
            <text:p>149.37</text:p>
          </table:table-cell>
          <table:table-cell table:formula="of:=[.E12]/[.E14]" office:value-type="float" office:value="141.123341800734">
            <text:p>141.12</text:p>
          </table:table-cell>
          <table:table-cell table:formula="of:=[.F12]/[.F14]" office:value-type="float" office:value="127.518490181076">
            <text:p>127.52</text:p>
          </table:table-cell>
          <table:table-cell table:formula="of:=[.G12]/[.G14]" office:value-type="float" office:value="82.4239227193301">
            <text:p>82.42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table:number-columns-repeated="6"/>
        </table:table-row>
        <table:table-row table:style-name="ro1">
          <table:table-cell office:value-type="float" office:value="8000">
            <text:p>8000</text:p>
          </table:table-cell>
          <table:table-cell table:number-columns-repeated="6"/>
        </table:table-row>
        <table:table-row table:style-name="ro1">
          <table:table-cell office:value-type="float" office:value="40000">
            <text:p>40000</text:p>
          </table:table-cell>
          <table:table-cell table:number-columns-repeated="6"/>
        </table:table-row>
        <table:table-row table:style-name="ro1">
          <table:table-cell office:value-type="float" office:value="1000000">
            <text:p>1000000</text:p>
          </table:table-cell>
          <table:table-cell table:number-columns-repeated="6"/>
        </table:table-row>
        <table:table-row table:style-name="ro1">
          <table:table-cell office:value-type="float" office:value="2000000">
            <text:p>2000000</text:p>
          </table:table-cell>
          <table:table-cell table:number-columns-repeated="6"/>
        </table:table-row>
        <table:table-row table:style-name="ro1">
          <table:table-cell office:value-type="float" office:value="4000000">
            <text:p>4000000</text:p>
          </table:table-cell>
          <table:table-cell table:number-columns-repeated="6"/>
        </table:table-row>
        <table:table-row table:style-name="ro1">
          <table:table-cell office:value-type="float" office:value="8000000">
            <text:p>800000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office:value-type="string">
            <text:p>total</text:p>
          </table:table-cell>
          <table:table-cell table:style-name="Default" office:value-type="float" office:value="1000">
            <text:p>1000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float" office:value="4000">
            <text:p>4000</text:p>
          </table:table-cell>
          <table:table-cell table:style-name="Default" office:value-type="float" office:value="10000">
            <text:p>10000</text:p>
          </table:table-cell>
          <table:table-cell table:style-name="Default" office:value-type="float" office:value="20000">
            <text:p>20000</text:p>
          </table:table-cell>
          <table:table-cell table:style-name="Default" office:value-type="float" office:value="100000">
            <text:p>10000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[.B23]/(HOUR([.B24])*3600+MINUTE([.B24])*60+SECOND([.B24]))" office:value-type="float" office:value="21.7391304347826">
            <text:p>21.74</text:p>
          </table:table-cell>
          <table:table-cell table:formula="of:=[.C23]/(HOUR([.C24])*3600+MINUTE([.C24])*60+SECOND([.C24]))" office:value-type="float" office:value="20.4081632653061">
            <text:p>20.41</text:p>
          </table:table-cell>
          <table:table-cell table:formula="of:=[.D23]/(HOUR([.D24])*3600+MINUTE([.D24])*60+SECOND([.D24]))" office:value-type="float" office:value="16.4609053497942">
            <text:p>16.46</text:p>
          </table:table-cell>
          <table:table-cell table:formula="of:=[.E23]/(HOUR([.E24])*3600+MINUTE([.E24])*60+SECOND([.E24]))" office:value-type="float" office:value="14.8809523809524">
            <text:p>14.88</text:p>
          </table:table-cell>
          <table:table-cell table:formula="of:=[.F23]/(HOUR([.F24])*3600+MINUTE([.F24])*60+SECOND([.F24]))" office:value-type="float" office:value="11.1982082866741">
            <text:p>11.20</text:p>
          </table:table-cell>
          <table:table-cell table:formula="of:=[.G23]/(HOUR([.G24])*3600+MINUTE([.G24])*60+SECOND([.G24]))" office:value-type="float" office:value="8.62812769628991">
            <text:p>8.63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formula="of:=[.B$23]/(HOUR([.B25])*3600+MINUTE([.B25])*60+SECOND([.B25]))" office:value-type="float" office:value="20">
            <text:p>20.00</text:p>
          </table:table-cell>
          <table:table-cell table:formula="of:=[.C$23]/(HOUR([.C25])*3600+MINUTE([.C25])*60+SECOND([.C25]))" office:value-type="float" office:value="19.8019801980198">
            <text:p>19.80</text:p>
          </table:table-cell>
          <table:table-cell table:formula="of:=[.D$23]/(HOUR([.D25])*3600+MINUTE([.D25])*60+SECOND([.D25]))" office:value-type="float" office:value="16.8776371308017">
            <text:p>16.88</text:p>
          </table:table-cell>
          <table:table-cell table:formula="of:=[.E$23]/(HOUR([.E25])*3600+MINUTE([.E25])*60+SECOND([.E25]))" office:value-type="float" office:value="15.3609831029186">
            <text:p>15.36</text:p>
          </table:table-cell>
          <table:table-cell table:formula="of:=[.F$23]/(HOUR([.F25])*3600+MINUTE([.F25])*60+SECOND([.F25]))" office:value-type="float" office:value="9.24214417744917">
            <text:p>9.24</text:p>
          </table:table-cell>
          <table:table-cell table:formula="of:=[.G$23]/(HOUR([.G25])*3600+MINUTE([.G25])*60+SECOND([.G25]))" office:value-type="float" office:value="8.10701256586948">
            <text:p>8.11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table:formula="of:=[.B$23]/(HOUR([.B26])*3600+MINUTE([.B26])*60+SECOND([.B26]))" office:value-type="float" office:value="21.2765957446808">
            <text:p>21.28</text:p>
          </table:table-cell>
          <table:table-cell table:formula="of:=[.C$23]/(HOUR([.C26])*3600+MINUTE([.C26])*60+SECOND([.C26]))" office:value-type="float" office:value="15.1515151515152">
            <text:p>15.15</text:p>
          </table:table-cell>
          <table:table-cell table:formula="of:=[.D$23]/(HOUR([.D26])*3600+MINUTE([.D26])*60+SECOND([.D26]))" office:value-type="float" office:value="16.3934426229508">
            <text:p>16.39</text:p>
          </table:table-cell>
          <table:table-cell table:formula="of:=[.E$23]/(HOUR([.E26])*3600+MINUTE([.E26])*60+SECOND([.E26]))" office:value-type="float" office:value="14.5985401459854">
            <text:p>14.60</text:p>
          </table:table-cell>
          <table:table-cell table:formula="of:=[.F$23]/(HOUR([.F26])*3600+MINUTE([.F26])*60+SECOND([.F26]))" office:value-type="float" office:value="9.36768149882904">
            <text:p>9.37</text:p>
          </table:table-cell>
          <table:table-cell table:formula="of:=[.G$23]/(HOUR([.G26])*3600+MINUTE([.G26])*60+SECOND([.G26]))" office:value-type="float" office:value="0">
            <text:p>#DIV/0!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table:formula="of:=[.B$23]/(HOUR([.B27])*3600+MINUTE([.B27])*60+SECOND([.B27]))" office:value-type="float" office:value="20">
            <text:p>20.00</text:p>
          </table:table-cell>
          <table:table-cell table:formula="of:=[.C$23]/(HOUR([.C27])*3600+MINUTE([.C27])*60+SECOND([.C27]))" office:value-type="float" office:value="20.6185567010309">
            <text:p>20.62</text:p>
          </table:table-cell>
          <table:table-cell table:formula="of:=[.D$23]/(HOUR([.D27])*3600+MINUTE([.D27])*60+SECOND([.D27]))" office:value-type="float" office:value="14.9253731343284">
            <text:p>14.93</text:p>
          </table:table-cell>
          <table:table-cell table:formula="of:=[.E$23]/(HOUR([.E27])*3600+MINUTE([.E27])*60+SECOND([.E27]))" office:value-type="float" office:value="15.5763239875389">
            <text:p>15.58</text:p>
          </table:table-cell>
          <table:table-cell table:formula="of:=[.F$23]/(HOUR([.F27])*3600+MINUTE([.F27])*60+SECOND([.F27]))" office:value-type="float" office:value="10.4220948410631">
            <text:p>10.42</text:p>
          </table:table-cell>
          <table:table-cell table:formula="of:=[.G$23]/(HOUR([.G27])*3600+MINUTE([.G27])*60+SECOND([.G27]))" office:value-type="float" office:value="7.68875903429187">
            <text:p>7.69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table:formula="of:=[.B$23]/(HOUR([.B28])*3600+MINUTE([.B28])*60+SECOND([.B28]))" office:value-type="float" office:value="14.9253731343284">
            <text:p>14.93</text:p>
          </table:table-cell>
          <table:table-cell table:formula="of:=[.C$23]/(HOUR([.C28])*3600+MINUTE([.C28])*60+SECOND([.C28]))" office:value-type="float" office:value="11.6959064327485">
            <text:p>11.70</text:p>
          </table:table-cell>
          <table:table-cell table:formula="of:=[.D$23]/(HOUR([.D28])*3600+MINUTE([.D28])*60+SECOND([.D28]))" office:value-type="float" office:value="14.336917562724">
            <text:p>14.34</text:p>
          </table:table-cell>
          <table:table-cell table:formula="of:=[.E$23]/(HOUR([.E28])*3600+MINUTE([.E28])*60+SECOND([.E28]))" office:value-type="float" office:value="12.987012987013">
            <text:p>12.99</text:p>
          </table:table-cell>
          <table:table-cell table:formula="of:=[.F$23]/(HOUR([.F28])*3600+MINUTE([.F28])*60+SECOND([.F28]))" office:value-type="float" office:value="7.33406674000733">
            <text:p>7.33</text:p>
          </table:table-cell>
          <table:table-cell table:formula="of:=[.G$23]/(HOUR([.G28])*3600+MINUTE([.G28])*60+SECOND([.G28]))" office:value-type="float" office:value="8.21692686935086">
            <text:p>8.22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table:formula="of:=[.B$23]/(HOUR([.B29])*3600+MINUTE([.B29])*60+SECOND([.B29]))" office:value-type="float" office:value="16.1290322580645">
            <text:p>16.13</text:p>
          </table:table-cell>
          <table:table-cell table:formula="of:=[.C$23]/(HOUR([.C29])*3600+MINUTE([.C29])*60+SECOND([.C29]))" office:value-type="float" office:value="15.625">
            <text:p>15.63</text:p>
          </table:table-cell>
          <table:table-cell table:formula="of:=[.D$23]/(HOUR([.D29])*3600+MINUTE([.D29])*60+SECOND([.D29]))" office:value-type="float" office:value="12.8205128205128">
            <text:p>12.82</text:p>
          </table:table-cell>
          <table:table-cell table:formula="of:=[.E$23]/(HOUR([.E29])*3600+MINUTE([.E29])*60+SECOND([.E29]))" office:value-type="float" office:value="12.6262626262626">
            <text:p>12.63</text:p>
          </table:table-cell>
          <table:table-cell table:formula="of:=[.F$23]/(HOUR([.F29])*3600+MINUTE([.F29])*60+SECOND([.F29]))" office:value-type="float" office:value="9.23361034164358">
            <text:p>9.23</text:p>
          </table:table-cell>
          <table:table-cell table:formula="of:=[.G$23]/(HOUR([.G29])*3600+MINUTE([.G29])*60+SECOND([.G29]))" office:value-type="float" office:value="7.81005935645111">
            <text:p>7.81</text:p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table:number-columns-repeated="6"/>
        </table:table-row>
        <table:table-row table:style-name="ro1">
          <table:table-cell office:value-type="float" office:value="4000000">
            <text:p>4000000</text:p>
          </table:table-cell>
          <table:table-cell table:number-columns-repeated="6"/>
        </table:table-row>
        <table:table-row table:style-name="ro1">
          <table:table-cell office:value-type="float" office:value="8000000">
            <text:p>8000000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0">
      <number:month number:textual="true"/>
      <number:text>:</number:text>
      <number:seconds number:style="long" number:decimal-places="2"/>
    </number:date-style>
    <number:time-style style:name="N121">
      <number:hours number:style="long"/>
      <number:text>:</number:text>
      <number:minutes number:style="long"/>
      <number:text>:</number:text>
      <number:seconds number:style="long" number:decimal-places="2"/>
    </number:time-style>
    <number:time-style style:name="N122">
      <number:seconds number:style="long" number:decimal-places="2"/>
    </number:time-style>
    <number:number-style style:name="N123">
      <number:number number:decimal-places="6" number:min-integer-digits="1"/>
    </number:number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7T15:11:50</meta:creation-date>
    <dc:date>2013-08-30T12:15:17</dc:date>
    <meta:editing-duration>P2DT20H46M46S</meta:editing-duration>
    <meta:editing-cycles>5</meta:editing-cycles>
    <meta:generator>LibreOffice/3.5$Linux_X86_64 LibreOffice_project/350m1$Build-2</meta:generator>
    <meta:document-statistic meta:table-count="3" meta:cell-count="26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328cm" svg:height="4.012cm" xlink:href=".." xlink:type="simple" chart:class="chart:line" chart:style-name="ch1">
        <chart:legend chart:legend-position="end" svg:x="17.258cm" svg:y="0.711cm" style:legend-expansion="high" chart:style-name="ch2"/>
        <chart:plot-area chart:style-name="ch3" table:cell-range-address="Sheet1.A1:Sheet1.G10" chart:data-source-has-labels="both" svg:x="0.896cm" svg:y="0.455cm" svg:width="15.47cm" svg:height="3.057cm">
          <chartooo:coordinate-region svg:x="2.179cm" svg:y="0.654cm" svg:width="13.63cm" svg:height="2.211cm"/>
          <chart:axis chart:dimension="x" chart:name="primary-x" chart:style-name="ch4" chartooo:axis-type="auto">
            <chartooo:date-scale/>
            <chart:categories table:cell-range-address="Sheet1.B1:Sheet1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G2" chart:label-cell-address="Sheet1.A2:Sheet1.A2" chart:class="chart:line">
            <chart:data-point chart:repeated="6"/>
          </chart:series>
          <chart:series chart:style-name="ch8" chart:values-cell-range-address="Sheet1.B3:Sheet1.G3" chart:label-cell-address="Sheet1.A3:Sheet1.A3" chart:class="chart:line">
            <chart:data-point chart:repeated="6"/>
          </chart:series>
          <chart:series chart:style-name="ch9" chart:values-cell-range-address="Sheet1.B4:Sheet1.G4" chart:label-cell-address="Sheet1.A4:Sheet1.A4" chart:class="chart:line">
            <chart:data-point chart:repeated="6"/>
          </chart:series>
          <chart:series chart:style-name="ch10" chart:values-cell-range-address="Sheet1.B5:Sheet1.G5" chart:label-cell-address="Sheet1.A5:Sheet1.A5" chart:class="chart:line">
            <chart:data-point chart:repeated="6"/>
          </chart:series>
          <chart:series chart:style-name="ch11" chart:values-cell-range-address="Sheet1.B6:Sheet1.G6" chart:label-cell-address="Sheet1.A6:Sheet1.A6" chart:class="chart:line">
            <chart:data-point chart:repeated="6"/>
          </chart:series>
          <chart:series chart:style-name="ch12" chart:values-cell-range-address="Sheet1.B7:Sheet1.G7" chart:label-cell-address="Sheet1.A7:Sheet1.A7" chart:class="chart:line">
            <chart:data-point chart:repeated="6"/>
          </chart:series>
          <chart:series chart:style-name="ch13" chart:values-cell-range-address="Sheet1.B8:Sheet1.G8" chart:label-cell-address="Sheet1.A8:Sheet1.A8" chart:class="chart:line">
            <chart:data-point chart:repeated="6"/>
          </chart:series>
          <chart:series chart:style-name="ch14" chart:values-cell-range-address="Sheet1.B9:Sheet1.G9" chart:label-cell-address="Sheet1.A9:Sheet1.A9" chart:class="chart:line">
            <chart:data-point chart:repeated="6"/>
          </chart:series>
          <chart:series chart:style-name="ch15" chart:values-cell-range-address="Sheet1.B10:Sheet1.G10" chart:label-cell-address="Sheet1.A10:Sheet1.A10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B1:Sheet1.G1</svg:desc>
                </draw:g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Sheet1.A2:Sheet1.A2</svg:desc>
                </draw:g>
              </table:table-cell>
              <table:table-cell office:value-type="float" office:value="0.84">
                <text:p>0.84</text:p>
                <draw:g>
                  <svg:desc>Sheet1.B2:Sheet1.G2</svg:desc>
                </draw:g>
              </table:table-cell>
              <table:table-cell office:value-type="float" office:value="1.67">
                <text:p>1.67</text:p>
              </table:table-cell>
              <table:table-cell office:value-type="float" office:value="3.37">
                <text:p>3.37</text:p>
              </table:table-cell>
              <table:table-cell office:value-type="float" office:value="9.42">
                <text:p>9.42</text:p>
              </table:table-cell>
              <table:table-cell office:value-type="float" office:value="20.98">
                <text:p>20.98</text:p>
              </table:table-cell>
              <table:table-cell office:value-type="float" office:value="121.38">
                <text:p>121.38</text:p>
              </table:table-cell>
            </table:table-row>
            <table:table-row>
              <table:table-cell office:value-type="string">
                <text:p>2000</text:p>
                <draw:g>
                  <svg:desc>Sheet1.A3:Sheet1.A3</svg:desc>
                </draw:g>
              </table:table-cell>
              <table:table-cell office:value-type="float" office:value="0.85">
                <text:p>0.85</text:p>
                <draw:g>
                  <svg:desc>Sheet1.B3:Sheet1.G3</svg:desc>
                </draw:g>
              </table:table-cell>
              <table:table-cell office:value-type="float" office:value="1.75">
                <text:p>1.75</text:p>
              </table:table-cell>
              <table:table-cell office:value-type="float" office:value="3.55">
                <text:p>3.55</text:p>
              </table:table-cell>
              <table:table-cell office:value-type="float" office:value="9.47">
                <text:p>9.47</text:p>
              </table:table-cell>
              <table:table-cell office:value-type="float" office:value="21.73">
                <text:p>21.73</text:p>
              </table:table-cell>
              <table:table-cell office:value-type="float" office:value="120.23">
                <text:p>120.23</text:p>
              </table:table-cell>
            </table:table-row>
            <table:table-row>
              <table:table-cell office:value-type="string">
                <text:p>4000</text:p>
                <draw:g>
                  <svg:desc>Sheet1.A4:Sheet1.A4</svg:desc>
                </draw:g>
              </table:table-cell>
              <table:table-cell office:value-type="float" office:value="0.82">
                <text:p>0.82</text:p>
                <draw:g>
                  <svg:desc>Sheet1.B4:Sheet1.G4</svg:desc>
                </draw:g>
              </table:table-cell>
              <table:table-cell office:value-type="float" office:value="1.73">
                <text:p>1.73</text:p>
              </table:table-cell>
              <table:table-cell office:value-type="float" office:value="3.4">
                <text:p>3.4</text:p>
              </table:table-cell>
              <table:table-cell office:value-type="float" office:value="9.41">
                <text:p>9.41</text:p>
              </table:table-cell>
              <table:table-cell office:value-type="float" office:value="21.08">
                <text:p>21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0</text:p>
                <draw:g>
                  <svg:desc>Sheet1.A5:Sheet1.A5</svg:desc>
                </draw:g>
              </table:table-cell>
              <table:table-cell office:value-type="float" office:value="0.89">
                <text:p>0.89</text:p>
                <draw:g>
                  <svg:desc>Sheet1.B5:Sheet1.G5</svg:desc>
                </draw:g>
              </table:table-cell>
              <table:table-cell office:value-type="float" office:value="1.72">
                <text:p>1.72</text:p>
              </table:table-cell>
              <table:table-cell office:value-type="float" office:value="3.5">
                <text:p>3.5</text:p>
              </table:table-cell>
              <table:table-cell office:value-type="float" office:value="9.63">
                <text:p>9.63</text:p>
              </table:table-cell>
              <table:table-cell office:value-type="float" office:value="20.67">
                <text:p>20.67</text:p>
              </table:table-cell>
              <table:table-cell office:value-type="float" office:value="118.1">
                <text:p>118.1</text:p>
              </table:table-cell>
            </table:table-row>
            <table:table-row>
              <table:table-cell office:value-type="string">
                <text:p>40000</text:p>
                <draw:g>
                  <svg:desc>Sheet1.A6:Sheet1.A6</svg:desc>
                </draw:g>
              </table:table-cell>
              <table:table-cell office:value-type="float" office:value="0.81">
                <text:p>0.81</text:p>
                <draw:g>
                  <svg:desc>Sheet1.B6:Sheet1.G6</svg:desc>
                </draw:g>
              </table:table-cell>
              <table:table-cell office:value-type="float" office:value="1.77">
                <text:p>1.77</text:p>
              </table:table-cell>
              <table:table-cell office:value-type="float" office:value="3.51">
                <text:p>3.51</text:p>
              </table:table-cell>
              <table:table-cell office:value-type="float" office:value="9.9">
                <text:p>9.9</text:p>
              </table:table-cell>
              <table:table-cell office:value-type="float" office:value="22.26">
                <text:p>22.26</text:p>
              </table:table-cell>
              <table:table-cell office:value-type="float" office:value="118.81">
                <text:p>118.81</text:p>
              </table:table-cell>
            </table:table-row>
            <table:table-row>
              <table:table-cell office:value-type="string">
                <text:p>1000000</text:p>
                <draw:g>
                  <svg:desc>Sheet1.A7:Sheet1.A7</svg:desc>
                </draw:g>
              </table:table-cell>
              <table:table-cell office:value-type="float" office:value="1.02">
                <text:p>1.02</text:p>
                <draw:g>
                  <svg:desc>Sheet1.B7:Sheet1.G7</svg:desc>
                </draw:g>
              </table:table-cell>
              <table:table-cell office:value-type="float" office:value="2.08">
                <text:p>2.08</text:p>
              </table:table-cell>
              <table:table-cell office:value-type="float" office:value="4.22">
                <text:p>4.22</text:p>
              </table:table-cell>
              <table:table-cell office:value-type="float" office:value="10.87">
                <text:p>10.87</text:p>
              </table:table-cell>
              <table:table-cell office:value-type="float" office:value="23.65">
                <text:p>23.65</text:p>
              </table:table-cell>
              <table:table-cell office:value-type="float" office:value="132.76">
                <text:p>132.76</text:p>
              </table:table-cell>
            </table:table-row>
            <table:table-row>
              <table:table-cell office:value-type="string">
                <text:p>2000000</text:p>
                <draw:g>
                  <svg:desc>Sheet1.A8:Sheet1.A8</svg:desc>
                </draw:g>
              </table:table-cell>
              <table:table-cell office:value-type="float" office:value="NaN">
                <text:p>NaN</text:p>
                <draw:g>
                  <svg:desc>Sheet1.B8:Sheet1.G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0000</text:p>
                <draw:g>
                  <svg:desc>Sheet1.A9:Sheet1.A9</svg:desc>
                </draw:g>
              </table:table-cell>
              <table:table-cell office:value-type="float" office:value="NaN">
                <text:p>NaN</text:p>
                <draw:g>
                  <svg:desc>Sheet1.B9:Sheet1.G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0000</text:p>
                <draw:g>
                  <svg:desc>Sheet1.A10:Sheet1.A10</svg:desc>
                </draw:g>
              </table:table-cell>
              <table:table-cell office:value-type="float" office:value="NaN">
                <text:p>NaN</text:p>
                <draw:g>
                  <svg:desc>Sheet1.B10:Sheet1.G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189cm" svg:height="3.985cm" xlink:href=".." xlink:type="simple" chart:class="chart:line" chart:style-name="ch1">
        <chart:legend chart:legend-position="end" svg:x="17.119cm" svg:y="0.697cm" style:legend-expansion="high" chart:style-name="ch2"/>
        <chart:plot-area chart:style-name="ch3" table:cell-range-address="Sheet1.A12:Sheet1.G21" chart:data-source-has-labels="both" svg:x="0.893cm" svg:y="0.451cm" svg:width="15.34cm" svg:height="3.035cm">
          <chartooo:coordinate-region svg:x="1.885cm" svg:y="0.651cm" svg:width="13.792cm" svg:height="2.188cm"/>
          <chart:axis chart:dimension="x" chart:name="primary-x" chart:style-name="ch4" chartooo:axis-type="auto">
            <chartooo:date-scale/>
            <chart:categories table:cell-range-address="Sheet1.B12:Sheet1.G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3:Sheet1.G13" chart:label-cell-address="Sheet1.A13:Sheet1.A13" chart:class="chart:line">
            <chart:data-point chart:repeated="6"/>
          </chart:series>
          <chart:series chart:style-name="ch7" chart:values-cell-range-address="Sheet1.B14:Sheet1.G14" chart:label-cell-address="Sheet1.A14:Sheet1.A14" chart:class="chart:line">
            <chart:data-point chart:repeated="6"/>
          </chart:series>
          <chart:series chart:style-name="ch8" chart:values-cell-range-address="Sheet1.B15:Sheet1.G15" chart:label-cell-address="Sheet1.A15:Sheet1.A15" chart:class="chart:line">
            <chart:data-point chart:repeated="6"/>
          </chart:series>
          <chart:series chart:style-name="ch9" chart:values-cell-range-address="Sheet1.B16:Sheet1.G16" chart:label-cell-address="Sheet1.A16:Sheet1.A16" chart:class="chart:line">
            <chart:data-point chart:repeated="6"/>
          </chart:series>
          <chart:series chart:style-name="ch10" chart:values-cell-range-address="Sheet1.B17:Sheet1.G17" chart:label-cell-address="Sheet1.A17:Sheet1.A17" chart:class="chart:line">
            <chart:data-point chart:repeated="6"/>
          </chart:series>
          <chart:series chart:style-name="ch11" chart:values-cell-range-address="Sheet1.B18:Sheet1.G18" chart:label-cell-address="Sheet1.A18:Sheet1.A18" chart:class="chart:line">
            <chart:data-point chart:repeated="6"/>
          </chart:series>
          <chart:series chart:style-name="ch12" chart:values-cell-range-address="Sheet1.B19:Sheet1.G19" chart:label-cell-address="Sheet1.A19:Sheet1.A19" chart:class="chart:line">
            <chart:data-point chart:repeated="6"/>
          </chart:series>
          <chart:series chart:style-name="ch13" chart:values-cell-range-address="Sheet1.B20:Sheet1.G20" chart:label-cell-address="Sheet1.A20:Sheet1.A20" chart:class="chart:line">
            <chart:data-point chart:repeated="6"/>
          </chart:series>
          <chart:series chart:style-name="ch14" chart:values-cell-range-address="Sheet1.B21:Sheet1.G21" chart:label-cell-address="Sheet1.A21:Sheet1.A2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B12:Sheet1.G12</svg:desc>
                </draw:g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Sheet1.A13:Sheet1.A13</svg:desc>
                </draw:g>
              </table:table-cell>
              <table:table-cell office:value-type="float" office:value="6.54">
                <text:p>6.54</text:p>
                <draw:g>
                  <svg:desc>Sheet1.B13:Sheet1.G13</svg:desc>
                </draw:g>
              </table:table-cell>
              <table:table-cell office:value-type="float" office:value="13.25">
                <text:p>13.25</text:p>
              </table:table-cell>
              <table:table-cell office:value-type="float" office:value="26.96">
                <text:p>26.96</text:p>
              </table:table-cell>
              <table:table-cell office:value-type="float" office:value="71.4">
                <text:p>71.4</text:p>
              </table:table-cell>
              <table:table-cell office:value-type="float" office:value="157.49">
                <text:p>157.49</text:p>
              </table:table-cell>
              <table:table-cell office:value-type="float" office:value="1254.04">
                <text:p>1254.04</text:p>
              </table:table-cell>
            </table:table-row>
            <table:table-row>
              <table:table-cell office:value-type="string">
                <text:p>2000</text:p>
                <draw:g>
                  <svg:desc>Sheet1.A14:Sheet1.A14</svg:desc>
                </draw:g>
              </table:table-cell>
              <table:table-cell office:value-type="float" office:value="6.53">
                <text:p>6.53</text:p>
                <draw:g>
                  <svg:desc>Sheet1.B14:Sheet1.G14</svg:desc>
                </draw:g>
              </table:table-cell>
              <table:table-cell office:value-type="float" office:value="13.17">
                <text:p>13.17</text:p>
              </table:table-cell>
              <table:table-cell office:value-type="float" office:value="26.78">
                <text:p>26.78</text:p>
              </table:table-cell>
              <table:table-cell office:value-type="float" office:value="70.86">
                <text:p>70.86</text:p>
              </table:table-cell>
              <table:table-cell office:value-type="float" office:value="156.84">
                <text:p>156.84</text:p>
              </table:table-cell>
              <table:table-cell office:value-type="float" office:value="1213.24">
                <text:p>1213.24</text:p>
              </table:table-cell>
            </table:table-row>
            <table:table-row>
              <table:table-cell office:value-type="string">
                <text:p>4000</text:p>
                <draw:g>
                  <svg:desc>Sheet1.A15:Sheet1.A15</svg:desc>
                </draw:g>
              </table:table-cell>
              <table:table-cell office:value-type="float" office:value="NaN">
                <text:p>NaN</text:p>
                <draw:g>
                  <svg:desc>Sheet1.B15:Sheet1.G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0</text:p>
                <draw:g>
                  <svg:desc>Sheet1.A16:Sheet1.A16</svg:desc>
                </draw:g>
              </table:table-cell>
              <table:table-cell office:value-type="float" office:value="NaN">
                <text:p>NaN</text:p>
                <draw:g>
                  <svg:desc>Sheet1.B16:Sheet1.G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00</text:p>
                <draw:g>
                  <svg:desc>Sheet1.A17:Sheet1.A17</svg:desc>
                </draw:g>
              </table:table-cell>
              <table:table-cell office:value-type="float" office:value="NaN">
                <text:p>NaN</text:p>
                <draw:g>
                  <svg:desc>Sheet1.B17:Sheet1.G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00</text:p>
                <draw:g>
                  <svg:desc>Sheet1.A18:Sheet1.A18</svg:desc>
                </draw:g>
              </table:table-cell>
              <table:table-cell office:value-type="float" office:value="NaN">
                <text:p>NaN</text:p>
                <draw:g>
                  <svg:desc>Sheet1.B18:Sheet1.G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000</text:p>
                <draw:g>
                  <svg:desc>Sheet1.A19:Sheet1.A19</svg:desc>
                </draw:g>
              </table:table-cell>
              <table:table-cell office:value-type="float" office:value="NaN">
                <text:p>NaN</text:p>
                <draw:g>
                  <svg:desc>Sheet1.B19:Sheet1.G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0000</text:p>
                <draw:g>
                  <svg:desc>Sheet1.A20:Sheet1.A20</svg:desc>
                </draw:g>
              </table:table-cell>
              <table:table-cell office:value-type="float" office:value="NaN">
                <text:p>NaN</text:p>
                <draw:g>
                  <svg:desc>Sheet1.B20:Sheet1.G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0000</text:p>
                <draw:g>
                  <svg:desc>Sheet1.A21:Sheet1.A21</svg:desc>
                </draw:g>
              </table:table-cell>
              <table:table-cell office:value-type="float" office:value="NaN">
                <text:p>NaN</text:p>
                <draw:g>
                  <svg:desc>Sheet1.B21:Sheet1.G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21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049cm" svg:height="13.627cm" xlink:href=".." xlink:type="simple" chart:class="chart:line" chart:style-name="ch1">
        <chart:title svg:x="8.731cm" svg:y="0.408cm" chart:style-name="ch2">
          <text:p>total time to create files</text:p>
        </chart:title>
        <chart:legend chart:legend-position="end" svg:x="19.409cm" svg:y="4.522cm" style:legend-expansion="high" chart:style-name="ch3"/>
        <chart:plot-area chart:style-name="ch4" table:cell-range-address="Sheet1.A23:Sheet1.G32" chart:data-source-has-labels="both" svg:x="0.89cm" svg:y="2.003cm" svg:width="17.639cm" svg:height="10.932cm">
          <chartooo:coordinate-region svg:x="2.94cm" svg:y="2.202cm" svg:width="15.032cm" svg:height="10.086cm"/>
          <chart:axis chart:dimension="x" chart:name="primary-x" chart:style-name="ch5" chartooo:axis-type="auto">
            <chartooo:date-scale/>
            <chart:categories table:cell-range-address="Sheet1.B23:Sheet1.G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4:Sheet1.G24" chart:label-cell-address="Sheet1.A24:Sheet1.A24" chart:class="chart:line">
            <chart:data-point chart:repeated="6"/>
          </chart:series>
          <chart:series chart:style-name="ch9" chart:values-cell-range-address="Sheet1.B25:Sheet1.G25" chart:label-cell-address="Sheet1.A25:Sheet1.A25" chart:class="chart:line">
            <chart:data-point chart:repeated="6"/>
          </chart:series>
          <chart:series chart:style-name="ch10" chart:values-cell-range-address="Sheet1.B26:Sheet1.G26" chart:label-cell-address="Sheet1.A26:Sheet1.A26" chart:class="chart:line">
            <chart:data-point chart:repeated="6"/>
          </chart:series>
          <chart:series chart:style-name="ch11" chart:values-cell-range-address="Sheet1.B27:Sheet1.G27" chart:label-cell-address="Sheet1.A27:Sheet1.A27" chart:class="chart:line">
            <chart:data-point chart:repeated="6"/>
          </chart:series>
          <chart:series chart:style-name="ch12" chart:values-cell-range-address="Sheet1.B28:Sheet1.G28" chart:label-cell-address="Sheet1.A28:Sheet1.A28" chart:class="chart:line">
            <chart:data-point chart:repeated="6"/>
          </chart:series>
          <chart:series chart:style-name="ch13" chart:values-cell-range-address="Sheet1.B29:Sheet1.G29" chart:label-cell-address="Sheet1.A29:Sheet1.A29" chart:class="chart:line">
            <chart:data-point chart:repeated="6"/>
          </chart:series>
          <chart:series chart:style-name="ch14" chart:values-cell-range-address="Sheet1.B30:Sheet1.G30" chart:label-cell-address="Sheet1.A30:Sheet1.A30" chart:class="chart:line">
            <chart:data-point chart:repeated="6"/>
          </chart:series>
          <chart:series chart:style-name="ch15" chart:values-cell-range-address="Sheet1.B31:Sheet1.G31" chart:label-cell-address="Sheet1.A31:Sheet1.A31" chart:class="chart:line">
            <chart:data-point chart:repeated="6"/>
          </chart:series>
          <chart:series chart:style-name="ch16" chart:values-cell-range-address="Sheet1.B32:Sheet1.G32" chart:label-cell-address="Sheet1.A32:Sheet1.A32" chart:class="chart:line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B23:Sheet1.G23</svg:desc>
                </draw:g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Sheet1.A24:Sheet1.A24</svg:desc>
                </draw:g>
              </table:table-cell>
              <table:table-cell office:value-type="float" office:value="0.000533796296296296">
                <text:p>0.000533796296296296</text:p>
                <draw:g>
                  <svg:desc>Sheet1.B24:Sheet1.G24</svg:desc>
                </draw:g>
              </table:table-cell>
              <table:table-cell office:value-type="float" office:value="0.00113020833333333">
                <text:p>0.00113020833333333</text:p>
              </table:table-cell>
              <table:table-cell office:value-type="float" office:value="0.00280902777777778">
                <text:p>0.00280902777777778</text:p>
              </table:table-cell>
              <table:table-cell office:value-type="float" office:value="0.00777210648148148">
                <text:p>0.00777210648148148</text:p>
              </table:table-cell>
              <table:table-cell office:value-type="float" office:value="0.020674537037037">
                <text:p>0.020674537037037</text:p>
              </table:table-cell>
              <table:table-cell office:value-type="float" office:value="0.134143518518519">
                <text:p>0.134143518518519</text:p>
              </table:table-cell>
            </table:table-row>
            <table:table-row>
              <table:table-cell office:value-type="string">
                <text:p>2000</text:p>
                <draw:g>
                  <svg:desc>Sheet1.A25:Sheet1.A25</svg:desc>
                </draw:g>
              </table:table-cell>
              <table:table-cell office:value-type="float" office:value="0.000573842592592593">
                <text:p>0.000573842592592593</text:p>
                <draw:g>
                  <svg:desc>Sheet1.B25:Sheet1.G25</svg:desc>
                </draw:g>
              </table:table-cell>
              <table:table-cell office:value-type="float" office:value="0.00116724537037037">
                <text:p>0.00116724537037037</text:p>
              </table:table-cell>
              <table:table-cell office:value-type="float" office:value="0.00274641203703704">
                <text:p>0.00274641203703704</text:p>
              </table:table-cell>
              <table:table-cell office:value-type="float" office:value="0.00753217592592593">
                <text:p>0.00753217592592593</text:p>
              </table:table-cell>
              <table:table-cell office:value-type="float" office:value="0.025046412037037">
                <text:p>0.025046412037037</text:p>
              </table:table-cell>
              <table:table-cell office:value-type="float" office:value="0.142766203703704">
                <text:p>0.142766203703704</text:p>
              </table:table-cell>
            </table:table-row>
            <table:table-row>
              <table:table-cell office:value-type="string">
                <text:p>4000</text:p>
                <draw:g>
                  <svg:desc>Sheet1.A26:Sheet1.A26</svg:desc>
                </draw:g>
              </table:table-cell>
              <table:table-cell office:value-type="float" office:value="0.00053900462962963">
                <text:p>0.00053900462962963</text:p>
                <draw:g>
                  <svg:desc>Sheet1.B26:Sheet1.G26</svg:desc>
                </draw:g>
              </table:table-cell>
              <table:table-cell office:value-type="float" office:value="0.00153009259259259">
                <text:p>0.00153009259259259</text:p>
              </table:table-cell>
              <table:table-cell office:value-type="float" office:value="0.00282627314814815">
                <text:p>0.00282627314814815</text:p>
              </table:table-cell>
              <table:table-cell office:value-type="float" office:value="0.00792743055555556">
                <text:p>0.00792743055555556</text:p>
              </table:table-cell>
              <table:table-cell office:value-type="float" office:value="0.0247111111111111">
                <text:p>0.0247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0</text:p>
                <draw:g>
                  <svg:desc>Sheet1.A27:Sheet1.A27</svg:desc>
                </draw:g>
              </table:table-cell>
              <table:table-cell office:value-type="float" office:value="0.000582638888888889">
                <text:p>0.000582638888888889</text:p>
                <draw:g>
                  <svg:desc>Sheet1.B27:Sheet1.G27</svg:desc>
                </draw:g>
              </table:table-cell>
              <table:table-cell office:value-type="float" office:value="0.00112118055555556">
                <text:p>0.00112118055555556</text:p>
              </table:table-cell>
              <table:table-cell office:value-type="float" office:value="0.00310694444444444">
                <text:p>0.00310694444444444</text:p>
              </table:table-cell>
              <table:table-cell office:value-type="float" office:value="0.00743020833333333">
                <text:p>0.00743020833333333</text:p>
              </table:table-cell>
              <table:table-cell office:value-type="float" office:value="0.0222104166666667">
                <text:p>0.0222104166666667</text:p>
              </table:table-cell>
              <table:table-cell office:value-type="float" office:value="0.150530092592593">
                <text:p>0.150530092592593</text:p>
              </table:table-cell>
            </table:table-row>
            <table:table-row>
              <table:table-cell office:value-type="string">
                <text:p>40000</text:p>
                <draw:g>
                  <svg:desc>Sheet1.A28:Sheet1.A28</svg:desc>
                </draw:g>
              </table:table-cell>
              <table:table-cell office:value-type="float" office:value="0.000774189814814815">
                <text:p>0.000774189814814815</text:p>
                <draw:g>
                  <svg:desc>Sheet1.B28:Sheet1.G28</svg:desc>
                </draw:g>
              </table:table-cell>
              <table:table-cell office:value-type="float" office:value="0.00197476851851852">
                <text:p>0.00197476851851852</text:p>
              </table:table-cell>
              <table:table-cell office:value-type="float" office:value="0.0032337962962963">
                <text:p>0.0032337962962963</text:p>
              </table:table-cell>
              <table:table-cell office:value-type="float" office:value="0.00891678240740741">
                <text:p>0.00891678240740741</text:p>
              </table:table-cell>
              <table:table-cell office:value-type="float" office:value="0.0315583333333333">
                <text:p>0.0315583333333333</text:p>
              </table:table-cell>
              <table:table-cell office:value-type="float" office:value="0.14085474537037">
                <text:p>0.14085474537037</text:p>
              </table:table-cell>
            </table:table-row>
            <table:table-row>
              <table:table-cell office:value-type="string">
                <text:p>1000000</text:p>
                <draw:g>
                  <svg:desc>Sheet1.A29:Sheet1.A29</svg:desc>
                </draw:g>
              </table:table-cell>
              <table:table-cell office:value-type="float" office:value="0.000720486111111111">
                <text:p>0.000720486111111111</text:p>
                <draw:g>
                  <svg:desc>Sheet1.B29:Sheet1.G29</svg:desc>
                </draw:g>
              </table:table-cell>
              <table:table-cell office:value-type="float" office:value="0.00148148148148148">
                <text:p>0.00148148148148148</text:p>
              </table:table-cell>
              <table:table-cell office:value-type="float" office:value="0.00361469907407407">
                <text:p>0.00361469907407407</text:p>
              </table:table-cell>
              <table:table-cell office:value-type="float" office:value="0.00916990740740741">
                <text:p>0.00916990740740741</text:p>
              </table:table-cell>
              <table:table-cell office:value-type="float" office:value="0.02506875">
                <text:p>0.02506875</text:p>
              </table:table-cell>
              <table:table-cell office:value-type="float" office:value="0.148196643518519">
                <text:p>0.148196643518519</text:p>
              </table:table-cell>
            </table:table-row>
            <table:table-row>
              <table:table-cell office:value-type="string">
                <text:p>2000000</text:p>
                <draw:g>
                  <svg:desc>Sheet1.A30:Sheet1.A30</svg:desc>
                </draw:g>
              </table:table-cell>
              <table:table-cell office:value-type="float" office:value="NaN">
                <text:p>NaN</text:p>
                <draw:g>
                  <svg:desc>Sheet1.B30:Sheet1.G3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0000</text:p>
                <draw:g>
                  <svg:desc>Sheet1.A31:Sheet1.A31</svg:desc>
                </draw:g>
              </table:table-cell>
              <table:table-cell office:value-type="float" office:value="NaN">
                <text:p>NaN</text:p>
                <draw:g>
                  <svg:desc>Sheet1.B31:Sheet1.G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0000</text:p>
                <draw:g>
                  <svg:desc>Sheet1.A32:Sheet1.A32</svg:desc>
                </draw:g>
              </table:table-cell>
              <table:table-cell office:value-type="float" office:value="NaN">
                <text:p>NaN</text:p>
                <draw:g>
                  <svg:desc>Sheet1.B32:Sheet1.G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83cm" svg:height="13.761cm" xlink:href=".." xlink:type="simple" chart:class="chart:line" chart:style-name="ch1">
        <chart:title svg:x="10.393cm" svg:y="0.411cm" chart:style-name="ch2">
          <text:p>file rate</text:p>
        </chart:title>
        <chart:legend chart:legend-position="end" svg:x="19.743cm" svg:y="5.336cm" style:legend-expansion="high" chart:style-name="ch3"/>
        <chart:plot-area chart:style-name="ch4" table:cell-range-address="Sheet1.A58:Sheet1.G64" chart:data-source-has-labels="both" svg:x="0.897cm" svg:y="2.015cm" svg:width="17.952cm" svg:height="11.051cm">
          <chartooo:coordinate-region svg:x="1.995cm" svg:y="2.214cm" svg:width="16.297cm" svg:height="10.205cm"/>
          <chart:axis chart:dimension="x" chart:name="primary-x" chart:style-name="ch5" chartooo:axis-type="auto">
            <chartooo:date-scale/>
            <chart:categories table:cell-range-address="Sheet1.B58:Sheet1.G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59:Sheet1.G59" chart:label-cell-address="Sheet1.A59:Sheet1.A59" chart:class="chart:line">
            <chart:data-point chart:repeated="6"/>
          </chart:series>
          <chart:series chart:style-name="ch9" chart:values-cell-range-address="Sheet1.B60:Sheet1.G60" chart:label-cell-address="Sheet1.A60:Sheet1.A60" chart:class="chart:line">
            <chart:data-point chart:repeated="6"/>
          </chart:series>
          <chart:series chart:style-name="ch10" chart:values-cell-range-address="Sheet1.B61:Sheet1.G61" chart:label-cell-address="Sheet1.A61:Sheet1.A61" chart:class="chart:line">
            <chart:data-point chart:repeated="6"/>
          </chart:series>
          <chart:series chart:style-name="ch11" chart:values-cell-range-address="Sheet1.B62:Sheet1.G62" chart:label-cell-address="Sheet1.A62:Sheet1.A62" chart:class="chart:line">
            <chart:data-point chart:repeated="6"/>
          </chart:series>
          <chart:series chart:style-name="ch12" chart:values-cell-range-address="Sheet1.B63:Sheet1.G63" chart:label-cell-address="Sheet1.A63:Sheet1.A63" chart:class="chart:line">
            <chart:data-point chart:repeated="6"/>
          </chart:series>
          <chart:series chart:style-name="ch13" chart:values-cell-range-address="Sheet1.B64:Sheet1.G64" chart:label-cell-address="Sheet1.A64:Sheet1.A64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B58:Sheet1.G58</svg:desc>
                </draw:g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Sheet1.A59:Sheet1.A59</svg:desc>
                </draw:g>
              </table:table-cell>
              <table:table-cell office:value-type="float" office:value="21.7391304347826">
                <text:p>21.7391304347826</text:p>
                <draw:g>
                  <svg:desc>Sheet1.B59:Sheet1.G59</svg:desc>
                </draw:g>
              </table:table-cell>
              <table:table-cell office:value-type="float" office:value="20.4081632653061">
                <text:p>20.4081632653061</text:p>
              </table:table-cell>
              <table:table-cell office:value-type="float" office:value="16.4609053497942">
                <text:p>16.4609053497942</text:p>
              </table:table-cell>
              <table:table-cell office:value-type="float" office:value="14.8809523809524">
                <text:p>14.8809523809524</text:p>
              </table:table-cell>
              <table:table-cell office:value-type="float" office:value="11.1982082866741">
                <text:p>11.1982082866741</text:p>
              </table:table-cell>
              <table:table-cell office:value-type="float" office:value="8.62812769628991">
                <text:p>8.62812769628991</text:p>
              </table:table-cell>
            </table:table-row>
            <table:table-row>
              <table:table-cell office:value-type="string">
                <text:p>2000</text:p>
                <draw:g>
                  <svg:desc>Sheet1.A60:Sheet1.A60</svg:desc>
                </draw:g>
              </table:table-cell>
              <table:table-cell office:value-type="float" office:value="20">
                <text:p>20</text:p>
                <draw:g>
                  <svg:desc>Sheet1.B60:Sheet1.G60</svg:desc>
                </draw:g>
              </table:table-cell>
              <table:table-cell office:value-type="float" office:value="19.8019801980198">
                <text:p>19.8019801980198</text:p>
              </table:table-cell>
              <table:table-cell office:value-type="float" office:value="16.8776371308017">
                <text:p>16.8776371308017</text:p>
              </table:table-cell>
              <table:table-cell office:value-type="float" office:value="15.3609831029186">
                <text:p>15.3609831029186</text:p>
              </table:table-cell>
              <table:table-cell office:value-type="float" office:value="9.24214417744917">
                <text:p>9.24214417744917</text:p>
              </table:table-cell>
              <table:table-cell office:value-type="float" office:value="8.10701256586948">
                <text:p>8.10701256586948</text:p>
              </table:table-cell>
            </table:table-row>
            <table:table-row>
              <table:table-cell office:value-type="string">
                <text:p>4000</text:p>
                <draw:g>
                  <svg:desc>Sheet1.A61:Sheet1.A61</svg:desc>
                </draw:g>
              </table:table-cell>
              <table:table-cell office:value-type="float" office:value="21.2765957446808">
                <text:p>21.2765957446808</text:p>
                <draw:g>
                  <svg:desc>Sheet1.B61:Sheet1.G61</svg:desc>
                </draw:g>
              </table:table-cell>
              <table:table-cell office:value-type="float" office:value="15.1515151515152">
                <text:p>15.1515151515152</text:p>
              </table:table-cell>
              <table:table-cell office:value-type="float" office:value="16.3934426229508">
                <text:p>16.3934426229508</text:p>
              </table:table-cell>
              <table:table-cell office:value-type="float" office:value="14.5985401459854">
                <text:p>14.5985401459854</text:p>
              </table:table-cell>
              <table:table-cell office:value-type="float" office:value="9.36768149882904">
                <text:p>9.36768149882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0</text:p>
                <draw:g>
                  <svg:desc>Sheet1.A62:Sheet1.A62</svg:desc>
                </draw:g>
              </table:table-cell>
              <table:table-cell office:value-type="float" office:value="20">
                <text:p>20</text:p>
                <draw:g>
                  <svg:desc>Sheet1.B62:Sheet1.G62</svg:desc>
                </draw:g>
              </table:table-cell>
              <table:table-cell office:value-type="float" office:value="20.6185567010309">
                <text:p>20.6185567010309</text:p>
              </table:table-cell>
              <table:table-cell office:value-type="float" office:value="14.9253731343284">
                <text:p>14.9253731343284</text:p>
              </table:table-cell>
              <table:table-cell office:value-type="float" office:value="15.5763239875389">
                <text:p>15.5763239875389</text:p>
              </table:table-cell>
              <table:table-cell office:value-type="float" office:value="10.4220948410631">
                <text:p>10.4220948410631</text:p>
              </table:table-cell>
              <table:table-cell office:value-type="float" office:value="7.68875903429187">
                <text:p>7.68875903429187</text:p>
              </table:table-cell>
            </table:table-row>
            <table:table-row>
              <table:table-cell office:value-type="string">
                <text:p>40000</text:p>
                <draw:g>
                  <svg:desc>Sheet1.A63:Sheet1.A63</svg:desc>
                </draw:g>
              </table:table-cell>
              <table:table-cell office:value-type="float" office:value="14.9253731343284">
                <text:p>14.9253731343284</text:p>
                <draw:g>
                  <svg:desc>Sheet1.B63:Sheet1.G63</svg:desc>
                </draw:g>
              </table:table-cell>
              <table:table-cell office:value-type="float" office:value="11.6959064327485">
                <text:p>11.6959064327485</text:p>
              </table:table-cell>
              <table:table-cell office:value-type="float" office:value="14.336917562724">
                <text:p>14.336917562724</text:p>
              </table:table-cell>
              <table:table-cell office:value-type="float" office:value="12.987012987013">
                <text:p>12.987012987013</text:p>
              </table:table-cell>
              <table:table-cell office:value-type="float" office:value="7.33406674000733">
                <text:p>7.33406674000733</text:p>
              </table:table-cell>
              <table:table-cell office:value-type="float" office:value="8.21692686935086">
                <text:p>8.21692686935086</text:p>
              </table:table-cell>
            </table:table-row>
            <table:table-row>
              <table:table-cell office:value-type="string">
                <text:p>1000000</text:p>
                <draw:g>
                  <svg:desc>Sheet1.A64:Sheet1.A64</svg:desc>
                </draw:g>
              </table:table-cell>
              <table:table-cell office:value-type="float" office:value="16.1290322580645">
                <text:p>16.1290322580645</text:p>
                <draw:g>
                  <svg:desc>Sheet1.B64:Sheet1.G64</svg:desc>
                </draw:g>
              </table:table-cell>
              <table:table-cell office:value-type="float" office:value="15.625">
                <text:p>15.625</text:p>
              </table:table-cell>
              <table:table-cell office:value-type="float" office:value="12.8205128205128">
                <text:p>12.8205128205128</text:p>
              </table:table-cell>
              <table:table-cell office:value-type="float" office:value="12.6262626262626">
                <text:p>12.6262626262626</text:p>
              </table:table-cell>
              <table:table-cell office:value-type="float" office:value="9.23361034164358">
                <text:p>9.23361034164358</text:p>
              </table:table-cell>
              <table:table-cell office:value-type="float" office:value="7.81005935645111">
                <text:p>7.810059356451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3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3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23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3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3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687cm" svg:height="9.058cm" xlink:href=".." xlink:type="simple" chart:class="chart:line" chart:style-name="ch1">
        <chart:title svg:x="8.326cm" svg:y="0.317cm" chart:style-name="ch2">
          <text:p>time in userspace per file</text:p>
        </chart:title>
        <chart:legend chart:legend-position="end" svg:x="19.047cm" svg:y="2.985cm" style:legend-expansion="high" chart:style-name="ch3"/>
        <chart:plot-area chart:style-name="ch4" table:cell-range-address="Sheet1.A36:Sheet1.G42" chart:data-source-has-labels="both" svg:x="0.883cm" svg:y="1.639cm" svg:width="17.298cm" svg:height="6.818cm">
          <chartooo:coordinate-region svg:x="2.536cm" svg:y="1.838cm" svg:width="15.088cm" svg:height="5.972cm"/>
          <chart:axis chart:dimension="x" chart:name="primary-x" chart:style-name="ch5" chartooo:axis-type="auto">
            <chartooo:date-scale/>
            <chart:categories table:cell-range-address="Sheet1.B36:Sheet1.G3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7:Sheet1.G37" chart:label-cell-address="Sheet1.A37:Sheet1.A37" chart:class="chart:line">
            <chart:data-point chart:repeated="6"/>
          </chart:series>
          <chart:series chart:style-name="ch9" chart:values-cell-range-address="Sheet1.B38:Sheet1.G38" chart:label-cell-address="Sheet1.A38:Sheet1.A38" chart:class="chart:line">
            <chart:data-point chart:repeated="6"/>
          </chart:series>
          <chart:series chart:style-name="ch10" chart:values-cell-range-address="Sheet1.B39:Sheet1.G39" chart:label-cell-address="Sheet1.A39:Sheet1.A39" chart:class="chart:line">
            <chart:data-point chart:repeated="6"/>
          </chart:series>
          <chart:series chart:style-name="ch11" chart:values-cell-range-address="Sheet1.B40:Sheet1.G40" chart:label-cell-address="Sheet1.A40:Sheet1.A40" chart:class="chart:line">
            <chart:data-point chart:repeated="6"/>
          </chart:series>
          <chart:series chart:style-name="ch12" chart:values-cell-range-address="Sheet1.B41:Sheet1.G41" chart:label-cell-address="Sheet1.A41:Sheet1.A41" chart:class="chart:line">
            <chart:data-point chart:repeated="6"/>
          </chart:series>
          <chart:series chart:style-name="ch13" chart:values-cell-range-address="Sheet1.B42:Sheet1.G42" chart:label-cell-address="Sheet1.A42:Sheet1.A42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B36:Sheet1.G36</svg:desc>
                </draw:g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Sheet1.A37:Sheet1.A37</svg:desc>
                </draw:g>
              </table:table-cell>
              <table:table-cell office:value-type="float" office:value="0.00084">
                <text:p>0.00084</text:p>
                <draw:g>
                  <svg:desc>Sheet1.B37:Sheet1.G37</svg:desc>
                </draw:g>
              </table:table-cell>
              <table:table-cell office:value-type="float" office:value="0.000835">
                <text:p>0.000835</text:p>
              </table:table-cell>
              <table:table-cell office:value-type="float" office:value="0.0008425">
                <text:p>0.0008425</text:p>
              </table:table-cell>
              <table:table-cell office:value-type="float" office:value="0.000942">
                <text:p>0.000942</text:p>
              </table:table-cell>
              <table:table-cell office:value-type="float" office:value="0.001049">
                <text:p>0.001049</text:p>
              </table:table-cell>
              <table:table-cell office:value-type="float" office:value="0.0012138">
                <text:p>0.0012138</text:p>
              </table:table-cell>
            </table:table-row>
            <table:table-row>
              <table:table-cell office:value-type="string">
                <text:p>2000</text:p>
                <draw:g>
                  <svg:desc>Sheet1.A38:Sheet1.A38</svg:desc>
                </draw:g>
              </table:table-cell>
              <table:table-cell office:value-type="float" office:value="0.00085">
                <text:p>0.00085</text:p>
                <draw:g>
                  <svg:desc>Sheet1.B38:Sheet1.G38</svg:desc>
                </draw:g>
              </table:table-cell>
              <table:table-cell office:value-type="float" office:value="0.000875">
                <text:p>0.000875</text:p>
              </table:table-cell>
              <table:table-cell office:value-type="float" office:value="0.0008875">
                <text:p>0.0008875</text:p>
              </table:table-cell>
              <table:table-cell office:value-type="float" office:value="0.000947">
                <text:p>0.000947</text:p>
              </table:table-cell>
              <table:table-cell office:value-type="float" office:value="0.0010865">
                <text:p>0.0010865</text:p>
              </table:table-cell>
              <table:table-cell office:value-type="float" office:value="0.0012023">
                <text:p>0.0012023</text:p>
              </table:table-cell>
            </table:table-row>
            <table:table-row>
              <table:table-cell office:value-type="string">
                <text:p>4000</text:p>
                <draw:g>
                  <svg:desc>Sheet1.A39:Sheet1.A39</svg:desc>
                </draw:g>
              </table:table-cell>
              <table:table-cell office:value-type="float" office:value="0.00082">
                <text:p>0.00082</text:p>
                <draw:g>
                  <svg:desc>Sheet1.B39:Sheet1.G39</svg:desc>
                </draw:g>
              </table:table-cell>
              <table:table-cell office:value-type="float" office:value="0.000865">
                <text:p>0.000865</text:p>
              </table:table-cell>
              <table:table-cell office:value-type="float" office:value="0.00085">
                <text:p>0.00085</text:p>
              </table:table-cell>
              <table:table-cell office:value-type="float" office:value="0.000941">
                <text:p>0.000941</text:p>
              </table:table-cell>
              <table:table-cell office:value-type="float" office:value="0.001054">
                <text:p>0.001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0</text:p>
                <draw:g>
                  <svg:desc>Sheet1.A40:Sheet1.A40</svg:desc>
                </draw:g>
              </table:table-cell>
              <table:table-cell office:value-type="float" office:value="0.00089">
                <text:p>0.00089</text:p>
                <draw:g>
                  <svg:desc>Sheet1.B40:Sheet1.G40</svg:desc>
                </draw:g>
              </table:table-cell>
              <table:table-cell office:value-type="float" office:value="0.00086">
                <text:p>0.00086</text:p>
              </table:table-cell>
              <table:table-cell office:value-type="float" office:value="0.000875">
                <text:p>0.000875</text:p>
              </table:table-cell>
              <table:table-cell office:value-type="float" office:value="0.000963">
                <text:p>0.000963</text:p>
              </table:table-cell>
              <table:table-cell office:value-type="float" office:value="0.0010335">
                <text:p>0.0010335</text:p>
              </table:table-cell>
              <table:table-cell office:value-type="float" office:value="0.001181">
                <text:p>0.001181</text:p>
              </table:table-cell>
            </table:table-row>
            <table:table-row>
              <table:table-cell office:value-type="string">
                <text:p>40000</text:p>
                <draw:g>
                  <svg:desc>Sheet1.A41:Sheet1.A41</svg:desc>
                </draw:g>
              </table:table-cell>
              <table:table-cell office:value-type="float" office:value="0.00081">
                <text:p>0.00081</text:p>
                <draw:g>
                  <svg:desc>Sheet1.B41:Sheet1.G41</svg:desc>
                </draw:g>
              </table:table-cell>
              <table:table-cell office:value-type="float" office:value="0.000885">
                <text:p>0.000885</text:p>
              </table:table-cell>
              <table:table-cell office:value-type="float" office:value="0.0008775">
                <text:p>0.0008775</text:p>
              </table:table-cell>
              <table:table-cell office:value-type="float" office:value="0.00099">
                <text:p>0.00099</text:p>
              </table:table-cell>
              <table:table-cell office:value-type="float" office:value="0.001113">
                <text:p>0.001113</text:p>
              </table:table-cell>
              <table:table-cell office:value-type="float" office:value="0.0011881">
                <text:p>0.0011881</text:p>
              </table:table-cell>
            </table:table-row>
            <table:table-row>
              <table:table-cell office:value-type="string">
                <text:p>1000000</text:p>
                <draw:g>
                  <svg:desc>Sheet1.A42:Sheet1.A42</svg:desc>
                </draw:g>
              </table:table-cell>
              <table:table-cell office:value-type="float" office:value="0.00102">
                <text:p>0.00102</text:p>
                <draw:g>
                  <svg:desc>Sheet1.B42:Sheet1.G42</svg:desc>
                </draw:g>
              </table:table-cell>
              <table:table-cell office:value-type="float" office:value="0.00104">
                <text:p>0.00104</text:p>
              </table:table-cell>
              <table:table-cell office:value-type="float" office:value="0.001055">
                <text:p>0.001055</text:p>
              </table:table-cell>
              <table:table-cell office:value-type="float" office:value="0.001087">
                <text:p>0.001087</text:p>
              </table:table-cell>
              <table:table-cell office:value-type="float" office:value="0.0011825">
                <text:p>0.0011825</text:p>
              </table:table-cell>
              <table:table-cell office:value-type="float" office:value="0.0013276">
                <text:p>0.00132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